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Fattura">
      <style:table-properties style:width="6.6701in" style:page-number="0" table:align="margins"/>
    </style:style>
    <style:style style:name="Table1.A" style:family="table-column">
      <style:table-column-properties style:column-width="1.3528in" style:rel-column-width="13291*"/>
    </style:style>
    <style:style style:name="Table1.B" style:family="table-column">
      <style:table-column-properties style:column-width="0.9792in" style:rel-column-width="9620*"/>
    </style:style>
    <style:style style:name="Table1.C" style:family="table-column">
      <style:table-column-properties style:column-width="0.8333in" style:rel-column-width="8187*"/>
    </style:style>
    <style:style style:name="Table1.D" style:family="table-column">
      <style:table-column-properties style:column-width="0.2813in" style:rel-column-width="2763*"/>
    </style:style>
    <style:style style:name="Table1.E" style:family="table-column">
      <style:table-column-properties style:column-width="0.1146in" style:rel-column-width="1125*"/>
    </style:style>
    <style:style style:name="Table1.F" style:family="table-column">
      <style:table-column-properties style:column-width="1.7813in" style:rel-column-width="17501*"/>
    </style:style>
    <style:style style:name="Table1.G" style:family="table-column">
      <style:table-column-properties style:column-width="1.3278in" style:rel-column-width="13048*"/>
    </style:style>
    <style:style style:name="Table1.A1" style:family="table-cell">
      <style:table-cell-properties fo:padding="0.0382in" fo:border="none"/>
    </style:style>
    <style:style style:name="Table1.A1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1" style:family="table-cell">
      <style:table-cell-properties fo:padding="0.0382in" fo:border="0.0007in solid #000000"/>
    </style:style>
    <style:style style:name="Table1.A17" style:family="table-cell">
      <style:table-cell-properties fo:padding="0.0382in" fo:border-left="none" fo:border-right="none" fo:border-top="none" fo:border-bottom="0.0007in solid #000000"/>
    </style:style>
    <style:style style:name="Table2" style:family="table">
      <style:table-properties style:width="6.6701in" table:align="margins"/>
    </style:style>
    <style:style style:name="Table2.A" style:family="table-column">
      <style:table-column-properties style:column-width="5.3431in" style:rel-column-width="52496*"/>
    </style:style>
    <style:style style:name="Table2.B" style:family="table-column">
      <style:table-column-properties style:column-width="1.3271in" style:rel-column-width="13039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0.0007in solid #000000" fo:border-right="0.0007in solid #000000" fo:border-top="none" fo:border-bottom="none"/>
    </style:style>
    <style:style style:name="Table2.A4" style:family="table-cell">
      <style:table-cell-properties fo:padding="0.0382in" fo:border-left="none" fo:border-right="none" fo:border-top="0.0007in solid #000000" fo:border-bottom="none"/>
    </style:style>
    <style:style style:name="Table3" style:family="table">
      <style:table-properties style:width="6.6785in" fo:margin-left="-0.0083in" fo:margin-right="0in" table:align="margins" style:may-break-between-rows="false"/>
    </style:style>
    <style:style style:name="Table3.A" style:family="table-column">
      <style:table-column-properties style:column-width="1.4576in" style:rel-column-width="14303*"/>
    </style:style>
    <style:style style:name="Table3.B" style:family="table-column">
      <style:table-column-properties style:column-width="0.7708in" style:rel-column-width="7564*"/>
    </style:style>
    <style:style style:name="Table3.C" style:family="table-column">
      <style:table-column-properties style:column-width="1.1146in" style:rel-column-width="10937*"/>
    </style:style>
    <style:style style:name="Table3.D" style:family="table-column">
      <style:table-column-properties style:column-width="0.75in" style:rel-column-width="7359*"/>
    </style:style>
    <style:style style:name="Table3.E" style:family="table-column">
      <style:table-column-properties style:column-width="1.2604in" style:rel-column-width="12368*"/>
    </style:style>
    <style:style style:name="Table3.F" style:family="table-column">
      <style:table-column-properties style:column-width="1.325in" style:rel-column-width="13004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="none"/>
    </style:style>
    <style:style style:name="Table3.F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F2" style:family="table-cell">
      <style:table-cell-properties fo:padding="0.0382in" fo:border-left="0.0007in solid #000000" fo:border-right="0.0007in solid #000000" fo:border-top="none" fo:border-bottom="none"/>
    </style:style>
    <style:style style:name="Table3.F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color="#c5000b"/>
    </style:style>
    <style:style style:name="P2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able_20_Contents">
      <style:text-properties fo:color="#0066cc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text-properties fo:color="#666666" fo:font-weight="bold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color="#666666" fo:font-weight="bold" style:font-weight-asian="bold" style:font-weight-complex="bold"/>
    </style:style>
    <style:style style:name="T1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3" office:value-type="string">
            <text:p text:style-name="Table_20_Contents">Spett.le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ragionesociale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3" office:value-type="string">
            <text:p text:style-name="Table_20_Contents"><text:span text:style-name="Ruby_20_Value">options.customer['indirizzo']</text:span>,<text:span text:style-name="Ruby_20_Value">options.customer['civico']</text:span></text:p>
          </table:table-cell>
          <table:covered-table-cell/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customer['cap']</text:span> <text:span text:style-name="Ruby_20_Value">options.customer['comune']</text:span> <text:span text:style-name="Ruby_20_Value">options.customer['prov']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Table_20_Contents"><text:span text:style-name="Ruby_20_Value">options.people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Table_20_Contents"><text:span text:style-name="Ruby_20_Value">options.cf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Ruby_20_Value"/></text:p>
          </table:table-cell>
          <table:covered-table-cell/>
        </table:table-row>
        <table:table-row>
          <table:table-cell table:style-name="Table1.A1" office:value-type="string">
            <text:p text:style-name="P6"><text:s/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9">data fattura</text:p>
          </table:table-cell>
          <table:table-cell table:style-name="Table1.A1" office:value-type="string">
            <text:p text:style-name="P9">n. fattura</text:p>
          </table:table-cell>
          <table:table-cell table:style-name="Table1.A1" office:value-type="string">
            <text:p text:style-name="P9">job nr.</text:p>
          </table:table-cell>
          <table:table-cell table:style-name="Table1.A1" table:number-columns-spanned="4" office:value-type="string">
            <text:p text:style-name="P9">oggetto</text:p>
          </table:table-cell>
          <table:covered-table-cell/>
          <table:covered-table-cell/>
          <table:covered-table-cell/>
        </table:table-row>
        <table:table-row>
          <table:table-cell table:style-name="Table1.A11" office:value-type="string">
            <text:p text:style-name="Table_20_Contents"><text:span text:style-name="Ruby_20_Value">options.invoice_date</text:span></text:p>
          </table:table-cell>
          <table:table-cell table:style-name="Table1.A11" office:value-type="string">
            <text:p text:style-name="Table_20_Contents"><text:span text:style-name="Ruby_20_Value">options.code</text:span></text:p>
          </table:table-cell>
          <table:table-cell table:style-name="Table1.A11" office:value-type="string">
            <text:p text:style-name="Table_20_Contents"><text:span text:style-name="Ruby_20_Value">options.job</text:span></text:p>
          </table:table-cell>
          <table:table-cell table:style-name="Table1.D11" table:number-columns-spanned="4" office:value-type="string">
            <text:p text:style-name="Table_20_Contents"><text:span text:style-name="Ruby_20_Value">options.subject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9">mod.pagamento</text:p>
          </table:table-cell>
          <table:covered-table-cell/>
          <table:table-cell table:style-name="Table1.A1" office:value-type="string">
            <text:p text:style-name="P9">consegna</text:p>
          </table:table-cell>
          <table:table-cell table:style-name="Table1.A1" table:number-columns-spanned="4" office:value-type="string">
            <text:p text:style-name="P9">coordinate bancarie</text:p>
          </table:table-cell>
          <table:covered-table-cell/>
          <table:covered-table-cell/>
          <table:covered-table-cell/>
        </table:table-row>
        <table:table-row>
          <table:table-cell table:style-name="Table1.A11" table:number-columns-spanned="2" office:value-type="string">
            <text:p text:style-name="Table_20_Contents"><text:span text:style-name="Ruby_20_Value">options.payment</text:span></text:p>
          </table:table-cell>
          <table:covered-table-cell/>
          <table:table-cell table:style-name="Table1.A11" office:value-type="string">
            <text:p text:style-name="Table_20_Contents"><text:span text:style-name="Ruby_20_Value">options.delivery</text:span></text:p>
          </table:table-cell>
          <table:table-cell table:style-name="Table1.D11" table:number-columns-spanned="4" office:value-type="string">
            <text:p text:style-name="Table_20_Contents"><text:span text:style-name="Ruby_20_Value">options.bank</text:span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><text:span text:style-name="Ruby_20_Code">(data.length..5).each do |x|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7" office:value-type="string">
            <text:p text:style-name="Table_20_Contents"><text:span text:style-name="Ruby_20_Code">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7" office:value-type="string">
            <text:p text:style-name="P9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Contents"><text:span text:style-name="Ruby_20_Code">i=0<text:line-break/>data.each do |item|<text:line-break/>i+=1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<text:span text:style-name="Ruby_20_Value">item.line_description</text:span></text:p>
          </table:table-cell>
          <table:table-cell table:style-name="Table2.B2" office:value-type="string">
            <text:p text:style-name="P7"><text:span text:style-name="Ruby_20_Value">item.totale</text:span></text:p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  <table:table-row>
          <table:table-cell table:style-name="Table2.A4" office:value-type="string">
            <text:p text:style-name="Table_20_Contents"/>
          </table:table-cell>
          <table:table-cell table:style-name="Table2.A4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span text:style-name="Ruby_20_Code">(data.length..5).each do |x|</text:span>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2.A1" table:number-columns-spanned="2" office:value-type="string">
            <text:p text:style-name="Table_20_Contents"><text:span text:style-name="Ruby_20_Code">end</text:span></text:p>
          </table:table-cell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F1" office:value-type="string">
            <text:p text:style-name="Table_20_Contents"/>
          </table:table-cell>
        </table:table-row>
        <table:table-row table:style-name="Table3.1">
          <table:table-cell table:style-name="Table3.A1" table:number-columns-spanned="3" office:value-type="string">
            <text:p text:style-name="P8"><text:span text:style-name="Ruby_20_Literal">span('Strong Emphasis',options.company['ragionesociale'])</text:span>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9">totale imponibile</text:p>
          </table:table-cell>
          <table:table-cell table:style-name="Table3.F2" office:value-type="string">
            <text:p text:style-name="P7"><text:span text:style-name="Ruby_20_Literal">span('Strong Emphasis',options.imponibile)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IVA</text:p>
          </table:table-cell>
          <table:table-cell table:style-name="Table3.F3" office:value-type="string">
            <text:p text:style-name="P7"><text:span text:style-name="Ruby_20_Value">options.iva</text:span></text:p>
          </table:table-cell>
        </table:table-row>
        <table:table-row table:style-name="Table3.1"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P10">totale FATTURA</text:p>
          </table:table-cell>
          <table:table-cell table:style-name="Table3.F3" office:value-type="string">
            <text:p text:style-name="P7"><text:span text:style-name="Ruby_20_Literal">span('Strong Emphasis',options.total)</text:span></text:p>
          </table:table-cell>
        </table:table-row>
      </table:table>
      <text:p text:style-name="Standard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Negreta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fo:background-color="transparent" style:shadow="none" text:number-lines="false" text:line-number="0">
        <style:background-image/>
      </style:paragraph-properties>
      <style:text-properties fo:font-size="10.5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ategoria" style:family="paragraph" style:parent-style-name="Heading">
      <style:text-properties style:font-name="Trebuchet MS1" fo:font-size="11pt" fo:font-weight="bold"/>
    </style:style>
    <style:style style:name="Ruby_20_Code" style:display-name="Ruby Code" style:family="text">
      <style:text-properties style:font-name="Trebuchet MS" fo:background-color="#5c8526" style:font-size-asian="10.5pt"/>
    </style:style>
    <style:style style:name="Ruby_20_Block" style:display-name="Ruby Block" style:family="text" style:parent-style-name="Ruby_20_Code">
      <style:text-properties style:font-name="Trebuchet MS" fo:background-color="#800000" style:font-size-asian="10.5pt"/>
    </style:style>
    <style:style style:name="Ruby_20_Literal" style:display-name="Ruby Literal" style:family="text" style:parent-style-name="Ruby_20_Block">
      <style:text-properties style:font-name="Trebuchet MS" fo:background-color="#2300dc" style:font-size-asian="10.5pt"/>
    </style:style>
    <style:style style:name="Ruby_20_Value" style:display-name="Ruby Value" style:family="text" style:parent-style-name="Ruby_20_Literal">
      <style:text-properties style:font-name="Trebuchet MS" fo:background-color="#ffb515" style:font-size-asian="10.5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age_20_Number" style:display-name="Page Number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c5000b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fo:color="#c5000b" fo:font-size="10.5pt" style:font-size-asian="10.5pt" style:font-size-complex="10.5pt"/>
    </style:style>
    <style:style style:name="MP4" style:family="paragraph" style:parent-style-name="Header">
      <style:paragraph-properties fo:text-align="end" style:justify-single-word="false"/>
      <style:text-properties fo:font-size="10.5pt" style:font-size-asian="10.5pt" style:font-size-complex="10.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2in" fo:margin-bottom="0.2in" fo:margin-left="0.8in" fo:margin-right="0.8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in" fo:margin-left="0in" fo:margin-right="0.3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0.0146in" svg:y="0.0043in" svg:width="0.3335in" svg:height="0.3335in" draw:z-index="0"><draw:image xlink:href="Pictures/1000020100000020000000209CD9549D.png" xlink:type="simple" xlink:show="embed" xlink:actuate="onLoad"/></draw:frame>options.company.ragionesociale</text:p>
        <text:p text:style-name="MP2">options.company.indirizzo</text:p>
        <text:p text:style-name="Header"/>
        <text:p text:style-name="Header"/>
      </style:header>
    </style:master-page>
    <style:master-page style:name="Fattura" style:page-layout-name="Mpm2">
      <style:header>
        <text:p text:style-name="MP3"><draw:frame draw:style-name="Mfr1" draw:name="graphics3" text:anchor-type="paragraph" svg:x="-0.2591in" svg:y="-0.198in" svg:width="0.1665in" svg:height="3.9862in" draw:z-index="0"><draw:image xlink:href="Pictures/100000000000000C0000011F81378DB1.jpg" xlink:type="simple" xlink:show="embed" xlink:actuate="onLoad"/></draw:frame><draw:frame draw:style-name="Mfr1" draw:name="graphics2" text:anchor-type="paragraph" svg:x="0.0118in" svg:y="0.0417in" svg:width="1.6665in" svg:height="0.4071in" draw:z-index="2"><draw:image xlink:href="Pictures/10000000000001F40000007A9EDEDFB6.jpg" xlink:type="simple" xlink:show="embed" xlink:actuate="onLoad"/></draw:frame><text:span text:style-name="Ruby_20_Literal">span('Strong Emphasis',options.company['ragionesociale'])</text:span></text:p>
        <text:p text:style-name="MP4"><text:span text:style-name="Ruby_20_Value"/></text:p>
        <text:p text:style-name="MP4"><text:span text:style-name="Ruby_20_Value">options.company['indirizzo']</text:span></text:p>
        <text:p text:style-name="MP4"><text:span text:style-name="Ruby_20_Value">options.company.ccn</text:span></text:p>
        <text:p text:style-name="MP4">T. <text:span text:style-name="Ruby_20_Value">options.company['telefono']</text:span></text:p>
        <text:p text:style-name="MP4">F. <text:span text:style-name="Ruby_20_Value">options.company['fax']</text:span></text:p>
        <text:p text:style-name="MP4"><draw:frame draw:style-name="Mfr2" draw:name="graphics5" text:anchor-type="paragraph" svg:x="6.5043in" svg:y="6.8236in" svg:width="0.4445in" svg:height="3.611in" draw:z-index="3"><draw:image xlink:href="Pictures/10000000000000200000010404F9A28D.jpg" xlink:type="simple" xlink:show="embed" xlink:actuate="onLoad"/></draw:frame>P.IVA <text:span text:style-name="Ruby_20_Value">options.company['partitaiva']</text:span></text:p>
        <text:p text:style-name="MP4"><draw:frame draw:style-name="Mfr2" draw:name="graphics4" text:anchor-type="paragraph" svg:x="6.5043in" svg:y="6.8236in" svg:width="0.4445in" svg:height="3.611in" draw:z-index="1"><draw:image xlink:href="Pictures/10000000000000200000010404F9A28D.jpg" xlink:type="simple" xlink:show="embed" xlink:actuate="onLoad"/></draw:frame><text:span text:style-name="Ruby_20_Value">options.company['web']</text:span></text:p>
      </style:header>
      <style:footer>
        <text:p text:style-name="MP5"><text:span text:style-name="Page_20_Number"/></text:p>
        <text:p text:style-name="MP5"><text:span text:style-name="Page_20_Number">Pagina <text:s/></text:span><text:span text:style-name="Page_20_Number"><text:page-number text:select-page="current">1</text:page-number></text:span><text:span text:style-name="Page_20_Number"> di </text:span><text:span text:style-name="Page_20_Number"><text:page-count>1</text:page-count></text:span></text:p>
        <text:p text:style-name="Footer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3-02T10:59:12</dc:date>
    <meta:editing-cycles>299</meta:editing-cycles>
    <meta:editing-duration>PT77H40M10S</meta:editing-duration>
    <meta:document-statistic meta:table-count="3" meta:image-count="5" meta:object-count="0" meta:page-count="1" meta:paragraph-count="47" meta:word-count="72" meta:character-count="977"/>
    <meta:user-defined meta:name="Info 1"/>
    <meta:user-defined meta:name="Info 2"/>
    <meta:user-defined meta:name="Info 3"/>
    <meta:user-defined meta:name="Info 4"/>
  </office:meta>
</office:document-meta>
</file>